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45cm"/>
    </style:default-style>
    <style:style style:family="paragraph" style: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Text body" style:parent-style-name="Standard" style:next-style-name="Text body">
      <style:paragraph-properties fo:margin-top="0cm" fo:margin-bottom="0.212cm"/>
    </style:style>
    <style:style style:family="paragraph" style:name="Normal">
      <style:paragraph-properties style:writing-mode="lr"/>
      <style:text-properties style:font-name="Times New Roman" fo:font-size="12pt" fo:language="de" fo:country="DE"/>
    </style:style>
    <style:style style:family="paragraph" style:name="Heading" style:parent-style-name="Standard" style:next-style-name="Text body">
      <style:paragraph-properties fo:margin-top="0.423cm" fo:margin-bottom="0.212cm" fo:keep-with-next="always"/>
      <style:text-properties style:font-name="Arial" fo:font-size="14pt"/>
    </style:style>
    <style:style style:family="paragraph" style:name="Standard" style:next-style-name="Standard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  <meta:creation-date>2009-04-16T11:32:02.64</meta:creation-date>
    <dc:date>2009-04-16T11:32:06.21</dc:date>
  </office:meta>
</office:document-meta>
</file>